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P3" style:family="paragraph" style:parent-style-name="Standard">
      <style:text-properties fo:font-size="14pt" fo:font-weight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fo:background-color="#ffff00" style:font-size-asian="12pt" style:font-size-complex="12pt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2pt" fo:font-weight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fo:background-color="#ffff0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background-color="transparent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ize="12pt" fo:font-weight="bold" fo:background-color="#ffff00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background-color="#ffff00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background-color="#ffff00" style:font-size-asian="12pt" style:font-weight-asian="bold" style:font-size-complex="12pt" style:font-weight-complex="bold"/>
    </style:style>
    <style:style style:name="T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fo:background-color="#ffff00"/>
    </style:style>
    <style:style style:name="T7" style:family="text">
      <style:text-properties fo:background-color="#ffff00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background-color="#ffff00" style:font-size-asian="12pt" style:font-size-complex="12pt"/>
    </style:style>
    <style:style style:name="T11" style:family="text">
      <style:text-properties style:text-underline-style="solid" style:text-underline-width="auto" style:text-underline-color="font-color" fo:background-color="#ffff00" style:font-size-asian="12pt" style:font-weight-asian="bold" style:font-size-complex="12pt" style:font-weight-complex="bold"/>
    </style:style>
    <style:style style:name="T12" style:family="text">
      <style:text-properties style:font-weight-asian="bold" style:font-weight-complex="bold"/>
    </style:style>
    <style:style style:name="T13" style:family="text">
      <style:text-properties fo:background-color="transparent"/>
    </style:style>
    <style:style style:name="T14" style:family="text">
      <style:text-properties fo:font-size="14pt"/>
    </style:style>
    <style:style style:name="T15" style:family="text">
      <style:text-properties fo:font-size="14pt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dget</text:p>
      <text:p text:style-name="P6">Using Money Exchagne converter</text:p>
      <text:p text:style-name="P6">http://ropa.todotelas.cl/temas/convertidor_monedas.asp</text:p>
      <text:p text:style-name="Standard"/>
      <text:p text:style-name="Standard"/>
      <text:p text:style-name="Standard">- <text:span text:style-name="T8">Purchase of 10 computers</text:span> </text:p>
      <text:p text:style-name="Standard"><text:span text:style-name="T8">ASUS. Eee PC T91, Intel® Atom Z520, 1Gb DDR2, 32Gb, Wlan 802.11b/g/n, USB2.0, 8.9" TFT LED, </text:span></text:p>
      <text:p text:style-name="Standard">In Chile, these have a value of <text:span text:style-name="T13">$ 389,000 Chilean pesos. </text:span><text:span text:style-name="T6">/ </text:span><text:span text:style-name="T1">USD 709.924</text:span></text:p>
      <text:p text:style-name="P7"/>
      <text:p text:style-name="P7">Distributor:</text:p>
      <text:p text:style-name="Standard">Bip Computers</text:p>
      <text:p text:style-name="Standard">http://www.bip.cl/ecommerce/index.php?modulo=busca&amp;id_producto=7195</text:p>
      <text:p text:style-name="Standard"/>
      <text:p text:style-name="P12">SubTotal: $ 3,890,000 Chilean pesos.</text:p>
      <text:p text:style-name="P2">SubTotal: <text:s/>USD 7099,24</text:p>
      <text:p text:style-name="Standard"/>
      <text:p text:style-name="Standard"/>
      <text:p text:style-name="Standard"><text:span text:style-name="T8">- <text:s/>Day cost of the workshop $20.000</text:span>. During 10 weeks from Septembet to December </text:p>
      <text:p text:style-name="Standard">SubTotal: $ 1,000,000 Chilean pesos.</text:p>
      <text:p text:style-name="P5"><text:span text:style-name="T12">SubTotal: <text:s/>USD </text:span><text:s/>1,824.984 </text:p>
      <text:p text:style-name="Standard"/>
      <text:p text:style-name="P8"/>
      <text:p text:style-name="Standard"><text:span text:style-name="T8">- 30 hours of preparing material.</text:span> Value per hour $ 4,000 Chilean pesos.</text:p>
      <text:p text:style-name="Standard">SubTotal: $ 150,000 Chilean pesos.</text:p>
      <text:p text:style-name="P9"><text:span text:style-name="T11">SubTotal: <text:s/>USD </text:span><text:span text:style-name="T10">219.760</text:span></text:p>
      <text:p text:style-name="P1"/>
      <text:p text:style-name="P1"/>
      <text:p text:style-name="P8">- Data Show Projector <text:span text:style-name="T5">Proyector ViewSonic PJD5112/DLP (VS12618)</text:span></text:p>
      <text:p text:style-name="P7">Distributor: Almacenes Paris.</text:p>
      <text:p text:style-name="Standard">http://www.paris.cl/webapp/wcs/stores/servlet/productLP_10001_40000000577_-5_11810901_18877035_151380105_18877035,11810901__listProd</text:p>
      <text:p text:style-name="P1"/>
      <text:p text:style-name="Standard">SubTotal $299.990 Chilean pesos.</text:p>
      <text:p text:style-name="P3"><text:span text:style-name="T3">SubTotal: <text:s/>549</text:span><text:span text:style-name="T2">.482 USD</text:span></text:p>
      <text:p text:style-name="Standard"/>
      <text:p text:style-name="P8">Total: $ 5.499.900Chilean pesos. </text:p>
      <text:p text:style-name="P10">Total: USD 9,693.4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30T11:01:23</meta:creation-date>
    <dc:date>2010-06-30T15:03:39</dc:date>
    <meta:editing-duration>PT00H30M28S</meta:editing-duration>
    <meta:editing-cycles>5</meta:editing-cycles>
    <meta:generator>OpenOffice.org/3.2$Unix OpenOffice.org_project/320m18$Build-9502</meta:generator>
    <meta:document-statistic meta:table-count="0" meta:image-count="0" meta:object-count="0" meta:page-count="1" meta:paragraph-count="24" meta:word-count="122" meta:character-count="1029"/>
  </office:meta>
</office:document-meta>
</file>